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1.4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0.8cm" svg:x="14.101cm" svg:y="2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3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4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5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6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7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8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8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9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0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1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4.101cm" svg:y="12.001cm">
          <text:p text:style-name="P1"><text:span text:style-name="T1">padding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36cm" svg:height="0.692cm" svg:x="14.164cm" svg:y="2.5cm">
          <draw:text-box>
            <text:p><text:span text:style-name="T2">a3 = int oldtag_length</text:span></text:p>
          </draw:text-box>
        </draw:frame>
        <draw:frame draw:style-name="gr3" draw:text-style-name="P3" draw:layer="layout" svg:width="3.461cm" svg:height="0.692cm" svg:x="14.539cm" svg:y="3.3cm">
          <draw:text-box>
            <text:p><text:span text:style-name="T2">a2 = char* oldtag</text:span></text:p>
          </draw:text-box>
        </draw:frame>
        <draw:frame draw:style-name="gr3" draw:text-style-name="P3" draw:layer="layout" svg:width="2.657cm" svg:height="0.692cm" svg:x="14.9cm" svg:y="4.1cm">
          <draw:text-box>
            <text:p><text:span text:style-name="T2">a1 = int* line</text:span></text:p>
          </draw:text-box>
        </draw:frame>
        <draw:frame draw:style-name="gr3" draw:text-style-name="P3" draw:layer="layout" svg:width="2.898cm" svg:height="0.692cm" svg:x="14.9cm" svg:y="4.9cm">
          <draw:text-box>
            <text:p><text:span text:style-name="T2">a0 = char* file</text:span></text:p>
          </draw:text-box>
        </draw:frame>
        <draw:frame draw:style-name="gr3" draw:text-style-name="P3" draw:layer="layout" svg:width="1.882cm" svg:height="0.692cm" svg:x="15.409cm" svg:y="5.702cm">
          <draw:text-box>
            <text:p><text:span text:style-name="T2">padding</text:span></text:p>
          </draw:text-box>
        </draw:frame>
        <draw:frame draw:style-name="gr3" draw:text-style-name="P3" draw:layer="layout" svg:width="0.849cm" svg:height="0.692cm" svg:x="15.909cm" svg:y="6.502cm">
          <draw:text-box>
            <text:p><text:span text:style-name="T2">ra</text:span></text:p>
          </draw:text-box>
        </draw:frame>
        <draw:frame draw:style-name="gr3" draw:text-style-name="P3" draw:layer="layout" svg:width="0.828cm" svg:height="0.692cm" svg:x="15.9cm" svg:y="7.308cm">
          <draw:text-box>
            <text:p><text:span text:style-name="T2">fp</text:span></text:p>
          </draw:text-box>
        </draw:frame>
        <draw:frame draw:style-name="gr3" draw:text-style-name="P3" draw:layer="layout" svg:width="0.934cm" svg:height="0.692cm" svg:x="15.909cm" svg:y="8.102cm">
          <draw:text-box>
            <text:p><text:span text:style-name="T2">gp</text:span></text:p>
          </draw:text-box>
        </draw:frame>
        <draw:frame draw:style-name="gr4" draw:text-style-name="P3" draw:layer="layout" svg:width="3.33cm" svg:height="0.693cm" svg:x="14.526cm" svg:y="8.8cm">
          <draw:text-box>
            <text:p><text:span text:style-name="T2">int* validate_line</text:span></text:p>
          </draw:text-box>
        </draw:frame>
        <draw:frame draw:style-name="gr5" draw:text-style-name="P3" draw:layer="layout" svg:width="3.249cm" svg:height="0.692cm" svg:x="14.604cm" svg:y="9.635cm">
          <draw:text-box>
            <text:p><text:span text:style-name="T2">Int* validate_file</text:span></text:p>
          </draw:text-box>
        </draw:frame>
        <draw:frame draw:style-name="gr3" draw:text-style-name="P4" draw:layer="layout" svg:width="0.976cm" svg:height="0.729cm" svg:x="13.362cm" svg:y="11.276cm">
          <draw:text-box>
            <text:p><text:span text:style-name="T3">24</text:span></text:p>
          </draw:text-box>
        </draw:frame>
        <draw:frame draw:style-name="gr3" draw:text-style-name="P4" draw:layer="layout" svg:width="0.976cm" svg:height="0.729cm" svg:x="13.363cm" svg:y="10.477cm">
          <draw:text-box>
            <text:p><text:span text:style-name="T3">28</text:span></text:p>
          </draw:text-box>
        </draw:frame>
        <draw:frame draw:style-name="gr3" draw:text-style-name="P4" draw:layer="layout" svg:width="0.976cm" svg:height="0.729cm" svg:x="13.363cm" svg:y="9.677cm">
          <draw:text-box>
            <text:p><text:span text:style-name="T3">32</text:span></text:p>
          </draw:text-box>
        </draw:frame>
        <draw:frame draw:style-name="gr3" draw:text-style-name="P4" draw:layer="layout" svg:width="0.976cm" svg:height="0.729cm" svg:x="13.364cm" svg:y="8.878cm">
          <draw:text-box>
            <text:p><text:span text:style-name="T3">36</text:span></text:p>
          </draw:text-box>
        </draw:frame>
        <draw:frame draw:style-name="gr3" draw:text-style-name="P4" draw:layer="layout" svg:width="0.976cm" svg:height="0.729cm" svg:x="13.365cm" svg:y="8.079cm">
          <draw:text-box>
            <text:p><text:span text:style-name="T3">40</text:span></text:p>
          </draw:text-box>
        </draw:frame>
        <draw:frame draw:style-name="gr3" draw:text-style-name="P4" draw:layer="layout" svg:width="0.976cm" svg:height="0.729cm" svg:x="13.366cm" svg:y="7.18cm">
          <draw:text-box>
            <text:p><text:span text:style-name="T3">44</text:span></text:p>
          </draw:text-box>
        </draw:frame>
        <draw:frame draw:style-name="gr3" draw:text-style-name="P4" draw:layer="layout" svg:width="0.976cm" svg:height="0.729cm" svg:x="13.367cm" svg:y="6.481cm">
          <draw:text-box>
            <text:p><text:span text:style-name="T3">48</text:span></text:p>
          </draw:text-box>
        </draw:frame>
        <draw:frame draw:style-name="gr3" draw:text-style-name="P4" draw:layer="layout" svg:width="0.976cm" svg:height="0.729cm" svg:x="13.368cm" svg:y="5.682cm">
          <draw:text-box>
            <text:p><text:span text:style-name="T3">52</text:span></text:p>
          </draw:text-box>
        </draw:frame>
        <draw:frame draw:style-name="gr3" draw:text-style-name="P4" draw:layer="layout" svg:width="0.976cm" svg:height="0.729cm" svg:x="13.369cm" svg:y="4.883cm">
          <draw:text-box>
            <text:p><text:span text:style-name="T3">56</text:span></text:p>
          </draw:text-box>
        </draw:frame>
        <draw:frame draw:style-name="gr3" draw:text-style-name="P4" draw:layer="layout" svg:width="0.976cm" svg:height="0.729cm" svg:x="13.37cm" svg:y="4.084cm">
          <draw:text-box>
            <text:p><text:span text:style-name="T3">60</text:span></text:p>
          </draw:text-box>
        </draw:frame>
        <draw:frame draw:style-name="gr3" draw:text-style-name="P4" draw:layer="layout" svg:width="0.976cm" svg:height="0.729cm" svg:x="13.363cm" svg:y="11.977cm">
          <draw:text-box>
            <text:p><text:span text:style-name="T3">20</text:span></text:p>
          </draw:text-box>
        </draw:frame>
        <draw:frame draw:style-name="gr3" draw:text-style-name="P4" draw:layer="layout" svg:width="0.976cm" svg:height="0.729cm" svg:x="13.365cm" svg:y="12.779cm">
          <draw:text-box>
            <text:p><text:span text:style-name="T3">16</text:span></text:p>
          </draw:text-box>
        </draw:frame>
        <draw:custom-shape draw:style-name="gr2" draw:text-style-name="P1" draw:layer="layout" svg:width="4.4cm" svg:height="0.8cm" svg:x="14.1cm" svg:y="14.4cm">
          <text:p text:style-name="P1"><text:span text:style-name="T2"><text:s text:c="2"/></text:span><text:span text:style-name="T2">a2 = char* newtag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739cm" svg:height="0.729cm" svg:x="13.561cm" svg:y="15.2cm">
          <draw:text-box>
            <text:p><text:span text:style-name="T3">4</text:span></text:p>
          </draw:text-box>
        </draw:frame>
        <draw:line draw:style-name="gr6" draw:text-style-name="P1" draw:layer="layout" svg:x1="14.101cm" svg:y1="5.601cm" svg:x2="7.601cm" svg:y2="5.601cm">
          <text:p/>
        </draw:line>
        <draw:frame draw:style-name="gr7" draw:layer="layout" svg:width="6.1cm" svg:height="1.05cm" svg:x="6.001cm" svg:y="8.601cm">
          <draw:text-box>
            <text:p>Stack size = 56</text:p>
          </draw:text-box>
        </draw:frame>
        <draw:custom-shape draw:style-name="gr1" draw:text-style-name="P1" draw:layer="layout" svg:width="4.4cm" svg:height="0.8cm" svg:x="14.101cm" svg:y="13.5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9cm" svg:x="13.37cm" svg:y="3.285cm">
          <draw:text-box>
            <text:p><text:span text:style-name="T3">64</text:span></text:p>
          </draw:text-box>
        </draw:frame>
        <draw:frame draw:style-name="gr3" draw:text-style-name="P4" draw:layer="layout" svg:width="0.976cm" svg:height="0.729cm" svg:x="13.37cm" svg:y="2.386cm">
          <draw:text-box>
            <text:p><text:span text:style-name="T3">68</text:span></text:p>
          </draw:text-box>
        </draw:frame>
        <draw:frame draw:style-name="gr3" draw:text-style-name="P3" draw:layer="layout" svg:width="2.581cm" svg:height="0.692cm" svg:x="14.809cm" svg:y="10.503cm">
          <draw:text-box>
            <text:p><text:span text:style-name="T2">char* oldtag</text:span></text:p>
          </draw:text-box>
        </draw:frame>
        <draw:frame draw:style-name="gr3" draw:text-style-name="P3" draw:layer="layout" svg:width="3.855cm" svg:height="0.692cm" svg:x="14.51cm" svg:y="11.304cm">
          <draw:text-box draw:corner-radius="0.091cm">
            <text:p><text:span text:style-name="T2">char* oldtag_length</text:span></text:p>
          </draw:text-box>
        </draw:frame>
        <draw:frame draw:style-name="gr8" draw:layer="layout" svg:width="10.4cm" svg:height="0.962cm" svg:x="3.201cm" svg:y="3.301cm">
          <draw:text-box>
            <text:p>validate(char* file, char** error)</text:p>
          </draw:text-box>
        </draw:frame>
        <draw:frame draw:style-name="gr7" draw:layer="layout" svg:width="6.1cm" svg:height="1.05cm" svg:x="6.001cm" svg:y="4.201cm">
          <draw:text-box>
            <text:p>Stack size = 56</text:p>
          </draw:text-box>
        </draw:frame>
        <draw:frame draw:style-name="gr9" draw:layer="layout" svg:width="11.5cm" svg:height="1.673cm" svg:x="1.368cm" svg:y="6.3cm">
          <draw:text-box>
            <text:p>parse(char* file, int* line, char* oldtag, int oldtag_length, char* errmsg)</text:p>
          </draw:text-box>
        </draw:frame>
        <draw:frame draw:style-name="gr3" draw:text-style-name="P5" draw:layer="layout" svg:width="4.587cm" svg:height="0.962cm" svg:x="4.914cm" svg:y="1.8cm">
          <draw:text-box>
            <text:p><text:span text:style-name="T4">Funcion Parse</text:span></text:p>
          </draw:text-box>
        </draw:frame>
        <draw:custom-shape draw:style-name="gr2" draw:text-style-name="P2" draw:layer="layout" svg:width="4.4cm" svg:height="0.8cm" svg:x="14.1cm" svg:y="1.6cm">
          <text:p text:style-name="P1"><text:span text:style-name="T1">a4 = char* errmsg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9cm" svg:x="13.324cm" svg:y="1.6cm">
          <draw:text-box>
            <text:p><text:span text:style-name="T3">72</text:span></text:p>
          </draw:text-box>
        </draw:frame>
        <draw:custom-shape draw:style-name="gr2" draw:text-style-name="P2" draw:layer="layout" svg:width="4.4cm" svg:height="0.8cm" svg:x="14.1cm" svg:y="15.2cm">
          <text:p><text:span text:style-name="T2"><text:s text:c="7"/></text:span><text:span text:style-name="T2">a1 = int* 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4.1cm" svg:y="13.6cm">
          <text:p text:style-name="P1"><text:span text:style-name="T1">a3 = newtag_length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0.8cm" svg:x="14.1cm" svg:y="12.8cm">
          <text:p text:style-name="P1"><text:span text:style-name="T2">a4 = char* errmsg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739cm" svg:height="0.729cm" svg:x="13.561cm" svg:y="14.4cm">
          <draw:text-box>
            <text:p><text:span text:style-name="T3">8</text:span></text:p>
          </draw:text-box>
        </draw:frame>
        <draw:frame draw:style-name="gr10" draw:text-style-name="P4" draw:layer="layout" svg:width="1.2cm" svg:height="0.729cm" svg:x="13.4cm" svg:y="13.571cm">
          <draw:text-box>
            <text:p><text:span text:style-name="T3">12</text:span></text:p>
          </draw:text-box>
        </draw:frame>
        <draw:custom-shape draw:style-name="gr2" draw:text-style-name="P2" draw:layer="layout" svg:width="4.4cm" svg:height="0.8cm" svg:x="14.1cm" svg:y="16cm">
          <text:p><text:span text:style-name="T2"><text:s text:c="7"/></text:span><text:span text:style-name="T2">a0 = char* fil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739cm" svg:height="0.729cm" svg:x="13.562cm" svg:y="16.001cm">
          <draw:text-box>
            <text:p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9:33:33</meta:creation-date>
    <dc:date>2014-11-20T02:29:57.957927707</dc:date>
    <meta:editing-duration>PT19M56S</meta:editing-duration>
    <meta:editing-cycles>4</meta:editing-cycles>
    <meta:generator>LibreOffice/4.2.4.2$Linux_X86_64 LibreOffice_project/420m0$Build-2</meta:generator>
    <meta:document-statistic meta:object-count="57"/>
  </office:meta>
</office:document-meta>
</file>